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95cm" fo:min-width="6.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6cm" fo:min-width="0.49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458cm" fo:min-width="0.49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6cm" fo:min-width="0.35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3.9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35cm" fo:min-width="3.1cm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ed1c24" draw:fill="none" draw:textarea-vertical-align="middle"/>
    </style:style>
    <style:style style:name="gr12" style:family="graphic" style:parent-style-name="objectwithoutfill">
      <style:graphic-properties draw:stroke="dash" draw:stroke-dash="Ultrafine_20_Dashed" draw:fill="none" draw:textarea-vertical-align="middle"/>
    </style:style>
    <style:style style:name="gr13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4" style:family="graphic" style:parent-style-name="standard">
      <style:graphic-properties svg:stroke-color="#ed1c24" draw:fill-color="#ffffff" draw:textarea-horizontal-align="justify" draw:textarea-vertical-align="middle" draw:auto-grow-height="false" fo:min-height="0.174cm" fo:min-width="0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4.1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13cm" fo:min-width="4.7cm"/>
    </style:style>
    <style:style style:name="pr1" style:family="presentation" style:parent-style-name="Impress-title">
      <style:graphic-properties fo:min-height="4.777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margin-top="0cm" fo:margin-bottom="0cm"/>
    </style:style>
    <style:style style:name="P4" style:family="paragraph">
      <style:paragraph-properties fo:margin-top="0cm" fo:margin-bottom="0cm"/>
      <style:text-properties fo:font-size="18pt" style:font-size-asian="18pt" style:font-size-complex="18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paragraph-properties fo:text-align="center"/>
      <style:text-properties fo:color="#1b75bc" fo:font-size="18pt" fo:font-weight="bold" style:font-weight-asian="bold" style:font-weight-complex="bold"/>
    </style:style>
    <style:style style:name="P11" style:family="paragraph">
      <loext:graphic-properties draw:fill-color="#ffffff"/>
      <style:paragraph-properties fo:text-align="center"/>
      <style:text-properties fo:color="#ce181e" fo:font-size="18pt" fo:font-weight="bold" style:font-weight-asian="bold" style:font-weight-complex="bold"/>
    </style:style>
    <style:style style:name="P12" style:family="paragraph">
      <loext:graphic-properties draw:fill-color="#ffffff"/>
      <style:paragraph-properties fo:text-align="center"/>
      <style:text-properties fo:color="#00a65d" fo:font-size="18pt" fo:font-weight="bold" style:font-weight-asian="bold" style:font-weight-complex="bold"/>
    </style:style>
    <style:style style:name="P13" style:family="paragraph">
      <loext:graphic-properties draw:fill-color="#ffffff"/>
      <style:paragraph-properties fo:text-align="center"/>
      <style:text-properties fo:color="#ce181e"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1c3687" fo:font-size="20pt" fo:font-weight="bold" style:font-size-asian="20pt" style:font-weight-asian="bold" style:font-size-complex="20pt" style:font-weight-complex="bold"/>
    </style:style>
    <style:style style:name="T3" style:family="text">
      <style:text-properties style:text-outline="false" style:text-line-through-style="none" style:text-line-through-type="none" style:font-name="Open Sans" fo:font-size="20pt" fo:font-style="normal" fo:text-shadow="none" style:text-underline-style="none" style:letter-kerning="true" style:font-name-asian="Microsoft YaHei" style:font-size-asian="20pt" style:font-style-asian="normal" style:font-name-complex="Mangal" style:font-size-complex="20pt" style:font-style-complex="normal" style:text-emphasize="none" style:font-relief="none" style:text-overline-style="none" style:text-overline-color="font-color"/>
    </style:style>
    <style:style style:name="T4" style:family="text">
      <style:text-properties fo:color="#1c3687" style:text-outline="false" style:text-line-through-style="none" style:text-line-through-type="none" style:font-name="Ope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ce181e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ce181e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000000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size="18pt"/>
    </style:style>
    <style:style style:name="T12" style:family="text">
      <style:text-properties fo:color="#1b75bc" fo:font-size="18pt" fo:font-weight="bold" style:font-weight-asian="bold" style:font-weight-complex="bold"/>
    </style:style>
    <style:style style:name="T13" style:family="text">
      <style:text-properties fo:color="#ce181e" fo:font-size="18pt" fo:font-weight="bold" style:font-weight-asian="bold" style:font-weight-complex="bold"/>
    </style:style>
    <style:style style:name="T14" style:family="text">
      <style:text-properties fo:color="#00a65d" fo:font-size="18pt" fo:font-weight="bold" style:font-weight-asian="bold" style:font-weight-complex="bold"/>
    </style:style>
    <style:style style:name="T15" style:family="text">
      <style:text-properties fo:color="#ce181e"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ed1c24" fo:font-size="16pt" style:font-size-asian="16pt" style:font-size-complex="16pt"/>
    </style:style>
    <style:style style:name="T20" style:family="text">
      <style:text-properties fo:color="#00864b" fo:font-size="16pt" style:font-size-asian="16pt" style:font-size-complex="16pt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color="#333333" style:text-outline="false" style:text-line-through-style="none" style:text-line-through-type="none" style:font-name="Ope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777cm" svg:x="2.2cm" svg:y="11.012cm" presentation:class="title" presentation:user-transformed="true">
          <draw:text-box>
            <text:p>Les processus et services<text:tab/> <text:tab/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M1 - Architecture Système et réseau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éfinition</text:p>
          </draw:text-box>
        </draw:frame>
        <draw:frame presentation:style-name="pr5" draw:text-style-name="P2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Un </text:span><text:span text:style-name="T2">Programme</text:span><text:span text:style-name="T1"> est une suite d’instructions que le système doit faire accomplir au processeur. Ces instructions sont rangées dans un fichier. </text:span></text:p>
                <text:p><text:span text:style-name="T1"/></text:p>
              </text:list-item>
              <text:list-item>
                <text:p><text:span text:style-name="T1">Un </text:span><text:span text:style-name="T2">processus</text:span><text:span text:style-name="T1"> est un programme chargé en mémoire.</text:span></text:p>
                <text:p><text:span text:style-name="T1"/></text:p>
              </text:list-item>
              <text:list-item>
                <text:p><text:span text:style-name="T3">Les </text:span><text:span text:style-name="T4">services </text:span><text:span text:style-name="T1">sont des processus chargés par le processus de session (au démarrage)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ntexte d’exécution</text:p>
          </draw:text-box>
        </draw:frame>
        <draw:frame presentation:style-name="pr5" draw:text-style-name="P4" draw:layer="layout" svg:width="24cm" svg:height="12.18cm" svg:x="2cm" svg:y="6cm" presentation:class="outline">
          <draw:text-box>
            <text:list text:style-name="L3">
              <text:list-item>
                <text:p text:style-name="P3"><text:span text:style-name="T5">Le noyau maintient une table <text:s/>pour gérer l’ensemble des processus. </text:span></text:p>
              </text:list-item>
              <text:list-item>
                <text:p text:style-name="P3"><text:span text:style-name="T5">Chaque processus est identifié par un index dans cette table </text:span><text:span text:style-name="T6">son numéro d’identification ou</text:span><text:span text:style-name="T7"> PID</text:span></text:p>
              </text:list-item>
              <text:list-item>
                <text:p text:style-name="P3"><text:span text:style-name="T8">Chaque entrée de la table correspond aux informations sur ce processus :</text:span></text:p>
                <text:list>
                  <text:list-item>
                    <text:p text:style-name="P3"><text:span text:style-name="T9">Numéro d’identification du processus père …………………………………………..</text:span><text:span text:style-name="T10">PPID</text:span></text:p>
                  </text:list-item>
                  <text:list-item>
                    <text:p text:style-name="P3"><text:span text:style-name="T9">Identification de l’utilisateur qui exécute le processus……………...…………..</text:span><text:span text:style-name="T10">UID</text:span></text:p>
                  </text:list-item>
                  <text:list-item>
                    <text:p text:style-name="P3"><text:span text:style-name="T9">Identification de groupe qui exécute le processus………………………………...</text:span><text:span text:style-name="T10">GID</text:span></text:p>
                  </text:list-item>
                  <text:list-item>
                    <text:p text:style-name="P3"><text:span text:style-name="T10">…</text:span><text:span text:style-name="T1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es processus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">Chaque index de cette table est appelé un descripteur de fichier. </text:span></text:p>
                <text:p text:style-name="P3"><text:span text:style-name="T5">Les trois premiers descripteurs sont :</text:span></text:p>
                <text:list>
                  <text:list-item>
                    <text:p text:style-name="P3"><text:span text:style-name="T5">l’entrée standard</text:span></text:p>
                  </text:list-item>
                  <text:list-item>
                    <text:p text:style-name="P3"><text:span text:style-name="T5">La sortie standard</text:span></text:p>
                  </text:list-item>
                  <text:list-item>
                    <text:p text:style-name="P3"><text:span text:style-name="T5">La sortie d’erreur</text:span></text:p>
                  </text:list-item>
                </text:list>
              </text:list-header>
            </text:list>
          </draw:text-box>
        </draw:frame>
        <draw:custom-shape draw:style-name="gr2" draw:text-style-name="P7" draw:layer="layout" svg:width="7.4cm" svg:height="3.2cm" svg:x="10.6cm" svg:y="13.8cm">
          <text:p text:style-name="P6"><text:span text:style-name="T11">Processus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7.2cm" svg:y1="15.4cm" svg:x2="10.6cm" svg:y2="15.4cm">
          <text:p/>
        </draw:line>
        <draw:custom-shape draw:style-name="gr4" draw:text-style-name="P7" draw:layer="layout" svg:width="1.4cm" svg:height="1.2cm" svg:x="10.6cm" svg:y="14.8cm">
          <text:p text:style-name="P6"><text:span text:style-name="T1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14.4cm" svg:y1="17cm" svg:x2="14.4cm" svg:y2="19.4cm">
          <text:p/>
        </draw:line>
        <draw:custom-shape draw:style-name="gr5" draw:text-style-name="P7" draw:layer="layout" svg:width="1.4cm" svg:height="1cm" svg:x="13.6cm" svg:y="15.8cm">
          <text:p text:style-name="P6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18cm" svg:y1="15.2cm" svg:x2="21.2cm" svg:y2="15.2cm">
          <text:p/>
        </draw:line>
        <draw:custom-shape draw:style-name="gr6" draw:text-style-name="P7" draw:layer="layout" svg:width="1.2cm" svg:height="1.2cm" svg:x="16.6cm" svg:y="14.8cm">
          <text:p text:style-name="P6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4.4cm" svg:height="0.8cm" svg:x="3.4cm" svg:y="14.2cm">
          <text:p text:style-name="P6"><text:span text:style-name="T11">Entrée standard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4cm" svg:height="0.8cm" svg:x="20.6cm" svg:y="14cm">
          <text:p text:style-name="P6"><text:span text:style-name="T11">Sortie standard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4cm" svg:height="0.8cm" svg:x="14.8cm" svg:y="18.6cm">
          <text:p text:style-name="P6"><text:span text:style-name="T11">Sortie erreu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hangements d’états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draw:custom-shape draw:style-name="gr8" draw:text-style-name="P10" draw:layer="layout" svg:width="3.6cm" svg:height="1.6cm" svg:x="9.2cm" svg:y="8.2cm">
          <text:p text:style-name="P6"><text:span text:style-name="T12">Prêt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6cm" svg:height="1.6cm" svg:x="15.6cm" svg:y="11.4cm">
          <text:p text:style-name="P6"><text:span text:style-name="T13">Zombie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6cm" svg:height="1.6cm" svg:x="14.6cm" svg:y="14.8cm">
          <text:p text:style-name="P6"><text:span text:style-name="T14">Endormi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6cm" svg:height="1.6cm" svg:x="4.4cm" svg:y="13.2cm">
          <text:p text:style-name="P6"><text:span text:style-name="T14">Stoppé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.6cm" svg:height="1.6cm" svg:x="9.2cm" svg:y="11.4cm">
          <text:p text:style-name="P6"><text:span text:style-name="T12">Actif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7cm" svg:y1="9cm" svg:x2="9.2cm" svg:y2="9cm">
          <text:p/>
        </draw:line>
        <draw:line draw:style-name="gr10" draw:text-style-name="P8" draw:layer="layout" svg:x1="11cm" svg:y1="9.8cm" svg:x2="11cm" svg:y2="11.4cm">
          <text:p/>
        </draw:line>
        <draw:line draw:style-name="gr10" draw:text-style-name="P8" draw:layer="layout" svg:x1="11.2cm" svg:y1="13cm" svg:x2="14.6cm" svg:y2="15.8cm">
          <text:p/>
        </draw:line>
        <draw:line draw:style-name="gr11" draw:text-style-name="P8" draw:layer="layout" svg:x1="18.2cm" svg:y1="15.8cm" svg:x2="22.2cm" svg:y2="15.8cm">
          <text:p/>
        </draw:line>
        <draw:line draw:style-name="gr11" draw:text-style-name="P8" draw:layer="layout" svg:x1="22.2cm" svg:y1="15.8cm" svg:x2="22cm" svg:y2="8.6cm">
          <text:p/>
        </draw:line>
        <draw:line draw:style-name="gr10" draw:text-style-name="P8" draw:layer="layout" svg:x1="22cm" svg:y1="8.6cm" svg:x2="12.8cm" svg:y2="8.6cm">
          <text:p/>
        </draw:line>
        <draw:line draw:style-name="gr10" draw:text-style-name="P8" draw:layer="layout" svg:x1="12.8cm" svg:y1="12.2cm" svg:x2="15.6cm" svg:y2="12.2cm">
          <text:p/>
        </draw:line>
        <draw:line draw:style-name="gr9" draw:text-style-name="P8" draw:layer="layout" svg:x1="9.2cm" svg:y1="12.2cm" svg:x2="6.6cm" svg:y2="13.2cm">
          <text:p/>
        </draw:line>
        <draw:line draw:style-name="gr12" draw:text-style-name="P8" draw:layer="layout" svg:x1="14.6cm" svg:y1="16cm" svg:x2="6.4cm" svg:y2="16cm">
          <text:p/>
        </draw:line>
        <draw:line draw:style-name="gr13" draw:text-style-name="P8" draw:layer="layout" svg:x1="6.4cm" svg:y1="16cm" svg:x2="6.4cm" svg:y2="14.8cm">
          <text:p/>
        </draw:line>
        <draw:line draw:style-name="gr12" draw:text-style-name="P8" draw:layer="layout" svg:x1="5.8cm" svg:y1="13.2cm" svg:x2="5.8cm" svg:y2="10.8cm">
          <text:p/>
        </draw:line>
        <draw:line draw:style-name="gr13" draw:text-style-name="P8" draw:layer="layout" svg:x1="5.8cm" svg:y1="10.8cm" svg:x2="9.2cm" svg:y2="9.6cm">
          <text:p/>
        </draw:line>
        <draw:custom-shape draw:style-name="gr14" draw:text-style-name="P13" draw:layer="layout" svg:width="0.6cm" svg:height="0.6cm" svg:x="7.4cm" svg:y="8.2cm">
          <text:p text:style-name="P6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11.2cm" svg:y="10.2cm">
          <text:p text:style-name="P6"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7.401cm" svg:y="8.201cm">
          <text:p text:style-name="P6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13.2cm" svg:y="13.8cm">
          <text:p text:style-name="P6"><text:span text:style-name="T1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22.2cm" svg:y="9.4cm">
          <text:p text:style-name="P6"><text:span text:style-name="T1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14.6cm" svg:y="11.4cm">
          <text:p text:style-name="P6"><text:span text:style-name="T1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3.2cm" svg:y1="17.2cm" svg:x2="5.2cm" svg:y2="17.2cm">
          <text:p/>
        </draw:line>
        <draw:custom-shape draw:style-name="gr15" draw:text-style-name="P7" draw:layer="layout" svg:width="4.6cm" svg:height="0.8cm" svg:x="5.8cm" svg:y="16.8cm">
          <text:p text:style-name="P6"><text:span text:style-name="T16">Vie normale d’un processus</text:span></text:p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3.2cm" svg:y1="18cm" svg:x2="5.2cm" svg:y2="18cm">
          <text:p/>
        </draw:line>
        <draw:custom-shape draw:style-name="gr16" draw:text-style-name="P14" draw:layer="layout" svg:width="5.2cm" svg:height="0.38cm" svg:x="5.8cm" svg:y="17.8cm">
          <text:p text:style-name="P6"><text:span text:style-name="T16"><text:s text:c="4"/></text:span><text:span text:style-name="T16">Demande explicite d’un utilisateu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des de fonctionnement<text:tab/></text:p>
          </draw:text-box>
        </draw:frame>
        <draw:frame presentation:style-name="pr5" draw:text-style-name="P3" draw:layer="layout" svg:width="24cm" svg:height="14.78cm" svg:x="1.8cm" svg:y="3.82cm" presentation:class="outline" presentation:user-transformed="true">
          <draw:text-box>
            <text:list text:style-name="L3">
              <text:list-item>
                <text:p text:style-name="P3"><text:span text:style-name="T17">Un processus peut</text:span></text:p>
                <text:list>
                  <text:list-item>
                    <text:p text:style-name="P3"><text:span text:style-name="T17">Attendre la fin de son fils pour continuer, </text:span><text:span text:style-name="T18">avant plan</text:span><text:span text:style-name="T17"> (</text:span><text:span text:style-name="T19">foreground</text:span><text:span text:style-name="T17">) <text:s text:c="24"/></text:span><text:span text:style-name="T20">mode synchrone</text:span><text:span text:style-name="T17"> : les processus s’exécutent en séquence</text:span></text:p>
                  </text:list-item>
                  <text:list-item>
                    <text:p text:style-name="P3"><text:span text:style-name="T17">Ne pas attendre la fin du fils </text:span><text:span text:style-name="T18">tâche de fond</text:span><text:span text:style-name="T17"> (</text:span><text:span text:style-name="T19">background</text:span><text:span text:style-name="T17">). <text:s text:c="42"/></text:span><text:span text:style-name="T20">mode asynchrone</text:span><text:span text:style-name="T17"> : les processus s’exécutent en parallèle.</text:span></text:p>
                  </text:list-item>
                </text:list>
                <text:p text:style-name="P3"><text:span text:style-name="T17"/></text:p>
              </text:list-item>
              <text:list-item>
                <text:p text:style-name="P3"><text:span text:style-name="T17">Pour chaque commande exécutée le shell crée un nouveau processus.</text:span></text:p>
                <text:list>
                  <text:list-item>
                    <text:p><text:span text:style-name="T17">Par défaut en mode synchrone </text:span></text:p>
                  </text:list-item>
                  <text:list-item>
                    <text:p text:style-name="P3"><text:span text:style-name="T17">Les commandes peuvent être séparées par :</text:span></text:p>
                    <text:list>
                      <text:list-item>
                        <text:p text:style-name="P3"><text:span text:style-name="T17">Des </text:span><text:span text:style-name="T18">points-virgules  </text:span><text:span text:style-name="T17"><text:s text:c="83"/></text:span><text:span text:style-name="T21"><text:s text:c="2"/>;</text:span><text:span text:style-name="T17"> Attendre la fin d’une commande pour passer à la suivante</text:span></text:p>
                      </text:list-item>
                      <text:list-item>
                        <text:p text:style-name="P3"><text:span text:style-name="T17">Des </text:span><text:span text:style-name="T18">esperluettes</text:span><text:span text:style-name="T17"> <text:s text:c="92"/></text:span><text:span text:style-name="T22">&amp;</text:span><text:span text:style-name="T17"> <text:s text:c="8"/>Ne pas attendre la fin d’un commande pour passer à la suivante </text:span></text:p>
                      </text:list-item>
                      <text:list-item>
                        <text:p text:style-name="P3"><text:span text:style-name="T17">Des</text:span><text:span text:style-name="T18"> tubes</text:span><text:span text:style-name="T17"> <text:s text:c="102"/></text:span><text:span text:style-name="T22"><text:s/>|</text:span><text:span text:style-name="T17"> Démarrer les commandes en parallèles en les connectan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es services</text:p>
          </draw:text-box>
        </draw:frame>
        <draw:frame presentation:style-name="pr5" draw:text-style-name="P4" draw:layer="layout" svg:width="24cm" svg:height="12.18cm" svg:x="2cm" svg:y="6cm" presentation:class="outline">
          <draw:text-box>
            <text:list text:style-name="L3">
              <text:list-item>
                <text:p text:style-name="P3"><text:span text:style-name="T5">Les services sont lancés par des scripts (System V ou LSB) situés dans /etc/init.d.</text:span></text:p>
                <text:p text:style-name="P3"><text:span text:style-name="T5"/></text:p>
              </text:list-item>
              <text:list-item>
                <text:p text:style-name="P3"><text:span text:style-name="T5">Depuis debian 8, systemd offre une alternative au démon sysvinit apportant comme avantages :</text:span></text:p>
                <text:list>
                  <text:list-item>
                    <text:p><text:span text:style-name="T5"><text:s/></text:span><text:span text:style-name="T5">un meilleur cadre pour la gestion des dépendances entre services</text:span></text:p>
                  </text:list-item>
                  <text:list-item>
                    <text:p><text:span text:style-name="T5">le chargement en parallèle des services au démarrage</text:span></text:p>
                  </text:list-item>
                  <text:list-item>
                    <text:p><text:span text:style-name="T5">la réduction des appels aux scripts shell</text:span></text:p>
                  </text:list-item>
                </text:list>
              </text:list-item>
              <text:list-item>
                <text:p><text:span text:style-name="T5">Quelques modifications :</text:span></text:p>
                <text:list>
                  <text:list-item>
                    <text:p><text:span text:style-name="T5">service example status → systemctl status example</text:span></text:p>
                  </text:list-item>
                  <text:list-item>
                    <text:p><text:span text:style-name="T23">service example stop → </text:span><text:span text:style-name="T5">systemctl stop example</text:span></text:p>
                  </text:list-item>
                  <text:list-item>
                    <text:p><text:span text:style-name="T23">service example start → </text:span><text:span text:style-name="T5">systemctl start example</text:span></text:p>
                  </text:list-item>
                  <text:list-item>
                    <text:p><text:span text:style-name="T5">update-rc.d example defaults → systemctl enable exam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e planificateur de tâches</text:p>
          </draw:text-box>
        </draw:frame>
        <draw:frame presentation:style-name="pr5" draw:text-style-name="P4" draw:layer="layout" svg:width="24cm" svg:height="12.18cm" svg:x="2cm" svg:y="6cm" presentation:class="outline">
          <draw:text-box>
            <text:list text:style-name="L3">
              <text:list-header>
                <text:p text:style-name="P3"><text:span text:style-name="T5"/></text:p>
              </text:list-header>
              <text:list-item>
                <text:p text:style-name="P3"><text:span text:style-name="T5">crontab : </text:span><text:span text:style-name="T22">exécuter des commandes périodiques</text:span></text:p>
                <text:p text:style-name="P3"><text:span text:style-name="T5"/></text:p>
                <text:p text:style-name="P3"><text:span text:style-name="T5"/></text:p>
              </text:list-item>
              <text:list-item>
                <text:p text:style-name="P3"><text:span text:style-name="T5">crontab est une commande qui permet d'exécuter des actions à des intervalles de temps réguliers.</text:span></text:p>
                <text:p text:style-name="P3"><text:span text:style-name="T5"/></text:p>
                <text:p text:style-name="P3"><text:span text:style-name="T5"/></text:p>
              </text:list-item>
              <text:list-item>
                <text:p text:style-name="P3"><text:span text:style-name="T5">Ses avantages :</text:span></text:p>
                <text:list>
                  <text:list-item>
                    <text:p><text:span text:style-name="T5">Exécution sans présence de l’utilisateur</text:span></text:p>
                  </text:list-item>
                  <text:list-item>
                    <text:p><text:span text:style-name="T5">Possibilité de sortie des commandes par mail </text:span></text:p>
                  </text:list-item>
                  <text:list-item>
                    <text:p><text:span text:style-name="T5">Choix d’intervalles multiples : minutes, heures, jours et même en moi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16:25:01.786473512</meta:creation-date>
    <meta:editing-duration>PT6H40M30S</meta:editing-duration>
    <meta:editing-cycles>37</meta:editing-cycles>
    <meta:generator>LibreOffice/5.4.7.2$MacOSX_X86_64 LibreOffice_project/c838ef25c16710f8838b1faec480ebba495259d0</meta:generator>
    <dc:date>2019-04-16T09:31:26.769886314</dc:date>
    <meta:document-statistic meta:object-count="10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